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839EBFB02D09F2D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Slab SemiBold" svg:font-family="'Roboto Slab SemiBold'" style:font-pitch="variable"/>
  </office:font-face-decls>
  <office:automatic-styles>
    <style:style style:name="dp1" style:family="drawing-page"/>
    <style:style style:name="gr1" style:family="graphic" style:parent-style-name="standard">
      <style:graphic-properties draw:stroke="none" svg:stroke-width="0cm" svg:stroke-color="#de6c3f" draw:marker-start-width="1.045cm" draw:marker-end-width="1.045cm" draw:fill="solid" draw:fill-color="#de6c3f" draw:opacity="100%" draw:textarea-horizontal-align="center" draw:textarea-vertical-align="middle" fo:padding-top="0.406cm" fo:padding-bottom="0.406cm" fo:padding-left="0.531cm" fo:padding-right="0.531cm"/>
    </style:style>
    <style:style style:name="gr2" style:family="graphic" style:parent-style-name="standard">
      <style:graphic-properties draw:stroke="none" svg:stroke-width="0cm" svg:stroke-color="#9bc087" draw:marker-start-width="1.046cm" draw:marker-end-width="1.046cm" draw:fill="solid" draw:fill-color="#9bc087" draw:opacity="100%" draw:textarea-horizontal-align="center" draw:textarea-vertical-align="middle" fo:padding-top="0.407cm" fo:padding-bottom="0.407cm" fo:padding-left="0.532cm" fo:padding-right="0.532cm"/>
    </style:style>
    <style:style style:name="gr3" style:family="graphic" style:parent-style-name="standard">
      <style:graphic-properties svg:stroke-color="#008bf5" svg:stroke-opacity="70%" draw:fill-color="#008bf5" draw:textarea-horizontal-align="justify" draw:textarea-vertical-align="middle" draw:auto-grow-height="false" fo:min-height="14.604cm" fo:min-width="0.272cm"/>
    </style:style>
    <style:style style:name="gr4" style:family="graphic" style:parent-style-name="standard">
      <style:graphic-properties draw:stroke="none" svg:stroke-color="#000000" svg:stroke-opacity="70%" draw:fill="none" draw:fill-color="#ffffff" draw:textarea-horizontal-align="left" draw:auto-grow-height="true" draw:auto-grow-width="true" fo:min-height="4.468cm" fo:min-width="20.03cm"/>
      <style:paragraph-properties style:writing-mode="lr-tb"/>
    </style:style>
    <style:style style:name="gr5" style:family="graphic" style:parent-style-name="standard">
      <style:graphic-properties svg:stroke-color="#008bf5" svg:stroke-opacity="70%" draw:fill-color="#008bf5" draw:textarea-horizontal-align="justify" draw:textarea-vertical-align="middle" draw:auto-grow-height="false" fo:min-height="13.39cm" fo:min-width="13.152cm" draw:shadow="hidden"/>
    </style:style>
    <style:style style:name="gr6" style:family="graphic" style:parent-style-name="standard">
      <style:graphic-properties draw:stroke="none" svg:stroke-color="#000000" draw:fill="none" draw:fill-color="#ffffff" draw:textarea-horizontal-align="left" draw:auto-grow-height="true" draw:auto-grow-width="true" fo:min-height="2.791cm" fo:min-width="12.52cm"/>
      <style:paragraph-properties style:writing-mode="lr-tb"/>
    </style:style>
    <style:style style:name="gr7" style:family="graphic" style:parent-style-name="standard">
      <style:graphic-properties svg:stroke-color="#aab1a9" svg:stroke-opacity="70%" draw:fill-color="#aab1a9" draw:textarea-horizontal-align="justify" draw:textarea-vertical-align="middle" draw:auto-grow-height="false" fo:min-height="0cm" fo:min-width="0cm"/>
    </style:style>
    <style:style style:name="gr8" style:family="graphic" style:parent-style-name="standard">
      <style:graphic-properties svg:stroke-color="#9bc087" svg:stroke-opacity="70%" draw:fill="solid" draw:fill-color="#9bc087" draw:textarea-horizontal-align="justify" draw:textarea-vertical-align="middle" draw:auto-grow-height="false" fo:min-height="6.684cm" fo:min-width="0.237cm"/>
    </style:style>
    <style:style style:name="gr9" style:family="graphic" style:parent-style-name="standard">
      <style:graphic-properties svg:stroke-color="#008bf5" svg:stroke-opacity="70%" draw:fill-color="#008bf5" draw:textarea-horizontal-align="justify" draw:textarea-vertical-align="middle" draw:auto-grow-height="false" fo:min-height="2.713cm" fo:min-width="0cm"/>
    </style:style>
    <style:style style:name="gr10" style:family="graphic" style:parent-style-name="standard">
      <style:graphic-properties svg:stroke-color="#008bf5" svg:stroke-opacity="70%" draw:fill-color="#008bf5" draw:textarea-horizontal-align="justify" draw:textarea-vertical-align="middle" draw:auto-grow-height="false" fo:min-height="2.897cm" fo:min-width="0cm"/>
    </style:style>
    <style:style style:name="P1" style:family="paragraph">
      <loext:graphic-properties draw:fill="solid" draw:fill-color="#de6c3f" draw:opacity="100%"/>
      <style:paragraph-properties fo:text-align="center"/>
    </style:style>
    <style:style style:name="P2" style:family="paragraph">
      <loext:graphic-properties draw:fill="solid" draw:fill-color="#9bc087" draw:opacity="100%"/>
      <style:paragraph-properties fo:text-align="center"/>
    </style:style>
    <style:style style:name="P3" style:family="paragraph">
      <loext:graphic-properties draw:fill-color="#008bf5"/>
      <style:paragraph-properties fo:text-align="center"/>
    </style:style>
    <style:style style:name="P4" style:family="paragraph">
      <loext:graphic-properties draw:fill="none" draw:fill-color="#ffffff"/>
      <style:paragraph-properties style:writing-mode="lr-tb"/>
      <style:text-properties style:font-name="Roboto Slab SemiBold" fo:font-size="96pt" style:font-size-asian="96pt" style:font-size-complex="96pt"/>
    </style:style>
    <style:style style:name="P5" style:family="paragraph">
      <loext:graphic-properties draw:fill="none" draw:fill-color="#ffffff"/>
      <style:paragraph-properties style:writing-mode="lr-tb"/>
      <style:text-properties style:font-name="Roboto Slab SemiBold" fo:font-size="60pt" style:font-size-asian="60pt" style:font-size-complex="60pt"/>
    </style:style>
    <style:style style:name="P6" style:family="paragraph">
      <loext:graphic-properties draw:fill-color="#aab1a9"/>
      <style:paragraph-properties fo:text-align="center"/>
    </style:style>
    <style:style style:name="P7" style:family="paragraph">
      <loext:graphic-properties draw:fill="solid" draw:fill-color="#9bc087"/>
      <style:paragraph-properties fo:text-align="center"/>
    </style:style>
    <style:style style:name="T1" style:family="text">
      <style:text-properties fo:color="#008bf5" loext:opacity="100%" style:font-name="Roboto Slab SemiBold" fo:font-size="96pt" style:font-size-asian="96pt" style:font-size-complex="96pt"/>
    </style:style>
    <style:style style:name="T2" style:family="text">
      <style:text-properties fo:color="#9bc087" loext:opacity="100%" style:font-name="Roboto Slab SemiBold" fo:font-size="96pt" style:font-size-asian="96pt" style:font-size-complex="96pt"/>
    </style:style>
    <style:style style:name="T3" style:family="text">
      <style:text-properties fo:color="#008bf5" loext:opacity="100%" style:font-name="Roboto Slab SemiBold" fo:font-size="60pt" style:font-size-asian="60pt" style:font-size-complex="60pt"/>
    </style:style>
    <style:style style:name="T4" style:family="text">
      <style:text-properties fo:color="#9bc087" loext:opacity="100%" style:font-name="Roboto Slab SemiBold"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8.978cm" svg:height="3.578cm" svg:x="6.216cm" svg:y="9.702cm" svg:viewBox="0 0 8979 3579" draw:points="361,3579 181,3363 0,3146 1905,1558 2067,1423 2242,1540 3925,2662 4718,1605 4840,1443 5033,1507 5770,1754 6607,360 6823,0 7074,335 8979,2875 8754,3045 8528,3214 6875,1009 6137,2238 6021,2432 5806,2360 5047,2107 4216,3214 4056,3427 3834,3279 2104,2126">
          <text:p/>
        </draw:polygon>
        <draw:polygon draw:style-name="gr2" draw:text-style-name="P2" draw:layer="layout" svg:width="8.71cm" svg:height="9.641cm" svg:x="5.868cm" svg:y="3.86cm" svg:viewBox="0 0 8711 9642" draw:points="526,9642 263,9540 0,9438 1854,4658 2062,4121 2359,4615 3004,5690 4391,1807 4541,1387 4856,1702 5831,2677 6747,521 6969,0 7251,491 8711,3031 8467,3172 8222,3312 7045,1263 6186,3282 6023,3667 5728,3371 4773,2416 3334,6442 3134,7003 2827,6492 2171,5399">
          <text:p/>
        </draw:polygon>
        <draw:custom-shape draw:style-name="gr3" draw:text-style-name="P3" draw:layer="layout" svg:width="2.14cm" svg:height="15.631cm" draw:transform="skewX (-5.5654324009402E-017) rotate (-0.802851455917392) translate (16.575cm 3.666cm)">
          <text:p/>
          <draw:enhanced-geometry svg:viewBox="0 0 21600 21600" draw:mirror-horizontal="false" draw:mirror-vertical="false" draw:text-areas="?f0 ?f7 ?f2 21600" draw:type="up-arrow" draw:modifiers="2981.42714494201 6901.57397691501"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20.53cm" svg:height="4.718cm" svg:x="0.569cm" svg:y="17.372cm">
          <draw:text-box>
            <text:p><text:span text:style-name="T1">Empir</text:span><text:span text:style-name="T1">i</text:span><text:span text:style-name="T2">lytic</text:span><text:span text:style-name="T2">s</text:span></text:p>
          </draw:text-box>
        </draw:frame>
        <draw:path draw:style-name="gr5" draw:text-style-name="P3" draw:layer="layout" svg:width="13.65cm" svg:height="13.297cm" svg:x="3.737cm" svg:y="4.574cm" svg:viewBox="0 0 13651 13298" svg:d="M4685 0l229 694-142 49-141 52-141 57-138 59-137 63-136 66-133 69-132 73-130 76-128 79-127 82-124 86-122 88-120 92-118 94-115 98-113 100-109 103-108 105-104 109-103 111-99 113-96 115-94 119-91 119-88 124-84 124-82 126-79 129-75 131-72 132-68 135-66 136-62 136-58 140-55 140-52 141-47 144-45 143-41 145-37 147-34 146-30 148-26 149-23 149-18 149-16 150-12 150-7 150-4 151v150l3 151 7 151 10 150 15 150 18 150 22 149 26 148 29 148 33 148 37 146 41 145 43 144 47 143 51 142 55 141 58 139 60 138 65 135 69 136 71 133 74 130 78 129 82 127 83 125 87 124 91 120 92 118 97 117 99 114 101 111 105 109 107 106 110 104 111 100 115 98 117 95 119 93 123 89 124 86 125 83 128 80 130 77 131 73 133 70 136 67 137 63 138 61 140 56 141 54 142 49 144 47 145 43 145 39 147 35 148 31 147 28 149 25 150 21 150 16 150 14 151 10 150 6 151 2 150-2 151-5 151-9 150-13 150-15 150-21 149-24 148-27 147-31 147-35 146-39 145-42 143-45 143-49 141-53 140-56 139-59 137-64 135-66 134-70 131-72 130-76 128-80 127-83 124-84 122-90 119-91 118-95 115-98 113-100 109-103 108-105 105-108 102-112 100-113 96-116 94-117 90-121 88-123 84-124 82-127 78-129 75-130 72-133 69-134 64-136 62-138 59-138 54-141 51-142 49-143 44-143 41-146 37-146 33-147 30-148 26-148 23-148 19-150 14-150 12-150 8-151 4-150v-151l-4-151-7-150-11-150-14-151-20-149-21-150-26-148-30-147-33-148-36-146-41-145-43-144-48-143-51-142-54-141-58-139-62-137-65-137-68-134-71-133-75-131-78-128-81-128-85-125-87-123-90-120-93-119-96-116-99-114 545-486 111 128 108 129 104 133 101 136 98 137 94 140 91 142 87 145 84 146 80 149 76 151 73 152 68 154 65 156 62 157 56 159 54 161 50 161 44 163 41 163 38 165 33 166 29 166 24 167 21 167 16 168 13 169 8 168 4 169-1 168-3 169-9 169-13 168-18 168-21 167-25 168-29 166-33 165-37 165-42 163-46 162-49 162-55 160-57 159-61 156-66 157-69 153-73 152-76 151-80 148-84 146-88 144-91 143-95 140-99 137-101 134-105 133-108 129-111 128-114 124-117 121-121 118-123 115-126 113-129 109-132 106-134 102-136 100-139 96-142 92-142 89-146 85-149 82-149 78-151 74-154 71-155 67-157 62-159 59-159 55-161 51-162 47-163 43-165 39-165 35-166 31-167 26-167 22-168 19-168 14-169 10-169 7-168 1-169-3-169-6-168-11-169-15-168-19-167-23-167-28-166-31-165-36-164-40-162-43-163-48-161-51-159-57-159-59-156-63-155-68-153-71-151-74-150-80-148-82-144-85-144-90-141-93-139-96-135-101-134-103-131-106-129-110-125-113-123-116-121-119-116-121-114-125-111-127-108-130-104-133-101-136-98-138-94-140-90-142-87-144-84-147-80-149-76-151-72-152-69-154-65-156-61-158-57-158-53-161-49-161-45-163-41-164-37-164-32-166-29-166-25-167-20-167-17-168-12-169-8-169-4-169 1-168 4-169 9-168 13-169 17-167 21-168 25-166 30-166 33-166 38-165 42-163 46-163 50-161 53-160 58-158 62-157 65-156 70-154 73-152 76-151 81-148 84-146 88-144 91-142 95-140 98-137 102-134 104-133 109-129 111-128 115-123 118-121 119-119 124-115 127-112 128-109 132-106 134-102 137-100 139-95 141-92 144-89 146-85 147-82 150-78 152-74 153-70 155-67 157-62 158-58zM1594 6809l11 131 14 130 18 130 21 130 24 129 27 128 30 128 34 126 37 126 40 125 43 124 46 123 49 122 52 121 54 119 58 118 61 116 64 115 66 113 69 111 72 110 75 108 77 106 80 104 82 102 85 100 87 98 90 96 92 93 94 91 97 89 99 86 101 84 103 81 104 79 108 76 109 74 110 71 113 68 113 65 116 62 117 60 118 56 120 54 121 50 122 48 123 45 125 41 125 39 126 35 127 32 128 29 129 26 129 23 130 19 130 16 131 13 130 10 131 6 131 4h132l131-4 131-6 130-10 131-13 130-16 130-19 129-23 129-26 127-29 128-32 126-35 125-39 125-41 123-45 122-48 121-50 120-54 118-56 117-60 116-62 113-65 113-68 110-71 109-74 105-76 105-78 103-82 101-84 99-86 96-89 95-91 92-93 90-96 87-98 85-100 82-102 80-104 77-106 75-108 72-110 69-111 66-113 64-115 61-116 57-118 55-119 52-121 49-122 46-122 43-124 40-126 35-125 34-127 30-128 27-128 24-129 21-130 18-130 14-130 11-131-815-59-9 110-12 111-15 110-18 109-20 110-23 108-26 108-28 107-31 107-34 106-35 105-39 104-41 103-44 102-46 101-49 99-52 99-53 97-56 96-59 94-61 93-63 91-65 90-68 88-69 86-72 85-74 83-76 81-78 79-80 77-82 75-83 73-85 71-87 69-89 66-91 65-91 62-94 60-95 57-96 56-98 52-99 51-100 48-101 45-102 43-104 40-104 38-105 35-105 32-107 30-108 27-108 25-109 22-109 19-110 16-110 14-110 11-111 8-111 6-110 3h-111l-111-3-111-6-111-8-110-11-110-14-110-16-109-19-109-22-108-24-108-28-107-30-107-32-105-35-104-38-104-40-102-43-101-45-100-48-99-51-98-52-96-56-95-57-94-60-91-62-91-65-89-66-87-69-85-71-83-73-82-75-80-77-78-79-76-81-74-83-71-85-70-86-68-88-65-90-63-91-61-93-58-94-57-96-53-97-52-99-49-99-46-101-44-102-41-103-39-104-37-105-34-106-31-106-28-108-26-108-23-108-20-110-18-109-15-110-12-111-9-110zM12112 5622l-24-140-27-140-31-139-36-138-38-136-42-136-46-136-50-132-52-132-57-130-60-130-64-127-67-125-70-124-74-121-77-120-79-118-84-115-86-114-89-110-92-108-632 553 77 91 75 93 73 95 69 98 67 99 65 100 62 102 60 105 55 105 55 107 50 108 47 110 45 112 42 112 39 113 35 113 32 116 30 116 26 117 24 117 19 118zM2953 2881l-93 107-91 109-89 111-85 115-82 116-78 118-77 121-72 121-69 125-66 125-63 129-58 129-55 132-53 132-47 134-45 135-42 135-37 138-34 138-30 139-25 140 828 143 21-118 26-116 28-117 32-115 34-115 38-113 40-112 44-113 47-109 49-110 52-107 56-106 58-105 61-103 63-101 66-99 70-98 71-96 75-94 76-92 79-89zM4846 1537l-72 31-72 31-72 34-70 33-70 35-70 36-69 37-69 38-68 39-68 41-66 40-66 42-66 44-65 44-65 45 480 674 54-38 55-38 55-36 56-35 56-35 57-34 57-33 59-32 58-31 59-31 59-29 60-28 60-28 60-27 61-26z">
          <text:p/>
        </draw:path>
      </draw:page>
      <draw:page draw:name="page2" draw:style-name="dp1" draw:master-page-name="Default">
        <draw:polygon draw:style-name="gr1" draw:text-style-name="P1" draw:layer="layout" svg:width="8.978cm" svg:height="3.578cm" svg:x="5.88cm" svg:y="9.8cm" svg:viewBox="0 0 8979 3579" draw:points="361,3579 181,3363 0,3146 1905,1558 2067,1423 2242,1540 3925,2662 4718,1605 4840,1443 5033,1507 5770,1754 6607,360 6823,0 7074,335 8979,2875 8754,3045 8528,3214 6875,1009 6137,2238 6021,2432 5806,2360 5047,2107 4216,3214 4056,3427 3834,3279 2104,2126">
          <text:p/>
        </draw:polygon>
        <draw:polygon draw:style-name="gr2" draw:text-style-name="P2" draw:layer="layout" svg:width="8.71cm" svg:height="9.641cm" svg:x="5.532cm" svg:y="3.958cm" svg:viewBox="0 0 8711 9642" draw:points="526,9642 263,9540 0,9438 1854,4658 2062,4121 2359,4615 3004,5690 4391,1807 4541,1387 4856,1702 5831,2677 6747,521 6969,0 7251,491 8711,3031 8467,3172 8222,3312 7045,1263 6186,3282 6023,3667 5728,3371 4773,2416 3334,6442 3134,7003 2827,6492 2171,5399">
          <text:p/>
        </draw:polygon>
        <draw:custom-shape draw:style-name="gr3" draw:text-style-name="P3" draw:layer="layout" svg:width="2.14cm" svg:height="15.631cm" draw:transform="skewX (-5.5654324009402E-017) rotate (-0.802851455917392) translate (16.239cm 3.764cm)">
          <text:p/>
          <draw:enhanced-geometry svg:viewBox="0 0 21600 21600" draw:mirror-horizontal="false" draw:mirror-vertical="false" draw:text-areas="?f0 ?f7 ?f2 21600" draw:type="up-arrow" draw:modifiers="2981.42714494201 6901.57397691501"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 draw:text-style-name="P3" draw:layer="layout" svg:width="13.65cm" svg:height="13.297cm" svg:x="3.401cm" svg:y="4.672cm" svg:viewBox="0 0 13651 13298" svg:d="M4685 0l229 694-142 49-141 52-141 57-138 59-137 63-136 66-133 69-132 73-130 76-128 79-127 82-124 86-122 88-120 92-118 94-115 98-113 100-109 103-108 105-104 109-103 111-99 113-96 115-94 119-91 119-88 124-84 124-82 126-79 129-75 131-72 132-68 135-66 136-62 136-58 140-55 140-52 141-47 144-45 143-41 145-37 147-34 146-30 148-26 149-23 149-18 149-16 150-12 150-7 150-4 151v150l3 151 7 151 10 150 15 150 18 150 22 149 26 148 29 148 33 148 37 146 41 145 43 144 47 143 51 142 55 141 58 139 60 138 65 135 69 136 71 133 74 130 78 129 82 127 83 125 87 124 91 120 92 118 97 117 99 114 101 111 105 109 107 106 110 104 111 100 115 98 117 95 119 93 123 89 124 86 125 83 128 80 130 77 131 73 133 70 136 67 137 63 138 61 140 56 141 54 142 49 144 47 145 43 145 39 147 35 148 31 147 28 149 25 150 21 150 16 150 14 151 10 150 6 151 2 150-2 151-5 151-9 150-13 150-15 150-21 149-24 148-27 147-31 147-35 146-39 145-42 143-45 143-49 141-53 140-56 139-59 137-64 135-66 134-70 131-72 130-76 128-80 127-83 124-84 122-90 119-91 118-95 115-98 113-100 109-103 108-105 105-108 102-112 100-113 96-116 94-117 90-121 88-123 84-124 82-127 78-129 75-130 72-133 69-134 64-136 62-138 59-138 54-141 51-142 49-143 44-143 41-146 37-146 33-147 30-148 26-148 23-148 19-150 14-150 12-150 8-151 4-150v-151l-4-151-7-150-11-150-14-151-20-149-21-150-26-148-30-147-33-148-36-146-41-145-43-144-48-143-51-142-54-141-58-139-62-137-65-137-68-134-71-133-75-131-78-128-81-128-85-125-87-123-90-120-93-119-96-116-99-114 545-486 111 128 108 129 104 133 101 136 98 137 94 140 91 142 87 145 84 146 80 149 76 151 73 152 68 154 65 156 62 157 56 159 54 161 50 161 44 163 41 163 38 165 33 166 29 166 24 167 21 167 16 168 13 169 8 168 4 169-1 168-3 169-9 169-13 168-18 168-21 167-25 168-29 166-33 165-37 165-42 163-46 162-49 162-55 160-57 159-61 156-66 157-69 153-73 152-76 151-80 148-84 146-88 144-91 143-95 140-99 137-101 134-105 133-108 129-111 128-114 124-117 121-121 118-123 115-126 113-129 109-132 106-134 102-136 100-139 96-142 92-142 89-146 85-149 82-149 78-151 74-154 71-155 67-157 62-159 59-159 55-161 51-162 47-163 43-165 39-165 35-166 31-167 26-167 22-168 19-168 14-169 10-169 7-168 1-169-3-169-6-168-11-169-15-168-19-167-23-167-28-166-31-165-36-164-40-162-43-163-48-161-51-159-57-159-59-156-63-155-68-153-71-151-74-150-80-148-82-144-85-144-90-141-93-139-96-135-101-134-103-131-106-129-110-125-113-123-116-121-119-116-121-114-125-111-127-108-130-104-133-101-136-98-138-94-140-90-142-87-144-84-147-80-149-76-151-72-152-69-154-65-156-61-158-57-158-53-161-49-161-45-163-41-164-37-164-32-166-29-166-25-167-20-167-17-168-12-169-8-169-4-169 1-168 4-169 9-168 13-169 17-167 21-168 25-166 30-166 33-166 38-165 42-163 46-163 50-161 53-160 58-158 62-157 65-156 70-154 73-152 76-151 81-148 84-146 88-144 91-142 95-140 98-137 102-134 104-133 109-129 111-128 115-123 118-121 119-119 124-115 127-112 128-109 132-106 134-102 137-100 139-95 141-92 144-89 146-85 147-82 150-78 152-74 153-70 155-67 157-62 158-58zM1594 6809l11 131 14 130 18 130 21 130 24 129 27 128 30 128 34 126 37 126 40 125 43 124 46 123 49 122 52 121 54 119 58 118 61 116 64 115 66 113 69 111 72 110 75 108 77 106 80 104 82 102 85 100 87 98 90 96 92 93 94 91 97 89 99 86 101 84 103 81 104 79 108 76 109 74 110 71 113 68 113 65 116 62 117 60 118 56 120 54 121 50 122 48 123 45 125 41 125 39 126 35 127 32 128 29 129 26 129 23 130 19 130 16 131 13 130 10 131 6 131 4h132l131-4 131-6 130-10 131-13 130-16 130-19 129-23 129-26 127-29 128-32 126-35 125-39 125-41 123-45 122-48 121-50 120-54 118-56 117-60 116-62 113-65 113-68 110-71 109-74 105-76 105-78 103-82 101-84 99-86 96-89 95-91 92-93 90-96 87-98 85-100 82-102 80-104 77-106 75-108 72-110 69-111 66-113 64-115 61-116 57-118 55-119 52-121 49-122 46-122 43-124 40-126 35-125 34-127 30-128 27-128 24-129 21-130 18-130 14-130 11-131-815-59-9 110-12 111-15 110-18 109-20 110-23 108-26 108-28 107-31 107-34 106-35 105-39 104-41 103-44 102-46 101-49 99-52 99-53 97-56 96-59 94-61 93-63 91-65 90-68 88-69 86-72 85-74 83-76 81-78 79-80 77-82 75-83 73-85 71-87 69-89 66-91 65-91 62-94 60-95 57-96 56-98 52-99 51-100 48-101 45-102 43-104 40-104 38-105 35-105 32-107 30-108 27-108 25-109 22-109 19-110 16-110 14-110 11-111 8-111 6-110 3h-111l-111-3-111-6-111-8-110-11-110-14-110-16-109-19-109-22-108-24-108-28-107-30-107-32-105-35-104-38-104-40-102-43-101-45-100-48-99-51-98-52-96-56-95-57-94-60-91-62-91-65-89-66-87-69-85-71-83-73-82-75-80-77-78-79-76-81-74-83-71-85-70-86-68-88-65-90-63-91-61-93-58-94-57-96-53-97-52-99-49-99-46-101-44-102-41-103-39-104-37-105-34-106-31-106-28-108-26-108-23-108-20-110-18-109-15-110-12-111-9-110zM12112 5622l-24-140-27-140-31-139-36-138-38-136-42-136-46-136-50-132-52-132-57-130-60-130-64-127-67-125-70-124-74-121-77-120-79-118-84-115-86-114-89-110-92-108-632 553 77 91 75 93 73 95 69 98 67 99 65 100 62 102 60 105 55 105 55 107 50 108 47 110 45 112 42 112 39 113 35 113 32 116 30 116 26 117 24 117 19 118zM2953 2881l-93 107-91 109-89 111-85 115-82 116-78 118-77 121-72 121-69 125-66 125-63 129-58 129-55 132-53 132-47 134-45 135-42 135-37 138-34 138-30 139-25 140 828 143 21-118 26-116 28-117 32-115 34-115 38-113 40-112 44-113 47-109 49-110 52-107 56-106 58-105 61-103 63-101 66-99 70-98 71-96 75-94 76-92 79-89zM4846 1537l-72 31-72 31-72 34-70 33-70 35-70 36-69 37-69 38-68 39-68 41-66 40-66 42-66 44-65 44-65 45 480 674 54-38 55-38 55-36 56-35 56-35 57-34 57-33 59-32 58-31 59-31 59-29 60-28 60-28 60-27 61-26z">
          <text:p/>
        </draw:path>
      </draw:page>
      <draw:page draw:name="page3" draw:style-name="dp1" draw:master-page-name="Default">
        <draw:frame draw:style-name="gr6" draw:text-style-name="P5" draw:layer="layout" svg:width="13.02cm" svg:height="3.041cm" svg:x="6.095cm" svg:y="1.917cm">
          <draw:text-box>
            <text:p><text:span text:style-name="T3">Empiri</text:span><text:span text:style-name="T4">lytics</text:span></text:p>
          </draw:text-box>
        </draw:frame>
        <draw:g>
          <draw:custom-shape draw:style-name="gr7" draw:text-style-name="P6" draw:layer="layout" svg:width="0.451cm" svg:height="0.148cm" svg:x="3.991cm" svg:y="13.006cm">
            <text:p/>
            <draw:enhanced-geometry svg:viewBox="0 0 21600 21600" draw:mirror-horizontal="false" draw:mirror-vertical="false" draw:type="rectangle" draw:enhanced-path="M 0 0 L 21600 0 21600 21600 0 21600 0 0 Z N"/>
          </draw:custom-shape>
          <draw:custom-shape draw:style-name="gr7" draw:text-style-name="P6" draw:layer="layout" svg:width="0.445cm" svg:height="0.147cm" svg:x="4.6cm" svg:y="12.703cm">
            <text:p/>
            <draw:enhanced-geometry svg:viewBox="0 0 21600 21600" draw:mirror-horizontal="false" draw:mirror-vertical="false" draw:type="rectangle" draw:enhanced-path="M 0 0 L 21600 0 21600 21600 0 21600 0 0 Z N"/>
          </draw:custom-shape>
          <draw:path draw:style-name="gr8" draw:text-style-name="P7" draw:layer="layout" svg:width="1.661cm" svg:height="2.604cm" svg:x="3.687cm" svg:y="11.907cm" svg:viewBox="0 0 1662 2605" svg:d="M0 2255v-1236-147h304 147v147 1469h-147v-1469h-157v1236zM608 2574v-2199-147h304 147v147 2230h-147v-2230h-157v2199zM1211 2498v-2351-147h451v147 2118h-147v-2118h-157v2351z">
            <text:p/>
          </draw:path>
          <draw:custom-shape draw:style-name="gr9" draw:text-style-name="P3" draw:layer="layout" svg:width="0.427cm" svg:height="3.118cm" draw:transform="skewX (0.00104719755119669) rotate (-0.801978791291394) translate (5.716cm 12.098cm)">
            <text:p/>
            <draw:enhanced-geometry svg:viewBox="0 0 21600 21600" draw:mirror-horizontal="false" draw:mirror-vertical="false" draw:text-areas="?f0 ?f7 ?f2 21600" draw:type="up-arrow" draw:modifiers="2981.42714494201 6901.57397691501"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 draw:text-style-name="P3" draw:layer="layout" svg:width="2.722cm" svg:height="2.652cm" svg:x="3.155cm" svg:y="12.28cm" svg:viewBox="0 0 2723 2653" svg:d="M935 0l45 138-28 10-28 11-28 11-28 12-27 12-27 13-27 14-26 15-26 15-26 16-25 16-25 17-24 18-24 18-23 19-23 19-23 20-22 21-21 21-21 22-20 22-20 22-20 23-18 24-18 24-18 24-17 25-16 25-16 26-15 26-14 27-14 27-13 27-12 27-12 28-11 28-10 28-10 28-8 29-9 29-7 29-7 29-6 30-5 30-5 29-3 30-3 30-3 30-1 30-1 30v30l1 30 1 30 2 30 3 30 4 30 4 30 5 29 6 30 7 29 7 29 8 29 9 29 9 29 10 28 11 28 12 28 12 27 13 27 13 27 15 27 14 26 16 26 16 25 17 25 17 25 18 24 19 23 19 23 20 23 20 22 21 22 21 21 22 21 22 20 23 20 24 18 24 19 24 18 25 17 25 16 25 16 26 16 26 14 27 14 27 14 27 12 28 12 28 12 28 10 28 10 29 9 29 9 29 8 29 7 30 6 29 6 30 5 30 4 29 3 30 3 31 2 30 1h30 30l30-1 30-2 30-2 30-3 29-5 30-4 30-6 29-6 29-7 30-8 28-8 29-9 29-10 28-10 28-12 27-11 28-13 27-13 26-14 27-15 26-15 25-16 25-16 25-17 24-18 24-18 24-19 23-20 22-20 22-20 21-21 21-22 21-22 20-22 19-24 19-23 18-24 17-25 17-24 16-26 16-26 15-26 14-26 14-27 13-27 12-27 12-28 11-28 10-28 10-29 8-29 8-29 8-29 6-29 6-30 6-29 4-30 4-30 3-29 2-30 2-31 1-29v-31l-1-30-2-30-2-30-3-30-3-29-5-30-5-30-6-29-6-30-8-29-8-29-9-28-9-29-10-28-11-28-12-28-12-28-13-27-14-27-14-26-15-26-15-26-16-25-17-25-18-25-18-24-18-24-19-23-20-22 109-97 22 25 21 26 21 26 20 28 20 27 19 28 18 28 17 29 17 29 16 30 15 30 15 30 13 31 13 31 12 32 12 31 10 32 10 33 9 32 8 33 8 32 6 34 6 33 5 33 4 33 3 34 3 34 2 33v34 33 34l-2 34-3 33-3 34-4 33-5 34-6 33-7 33-7 33-9 32-9 32-10 33-10 32-12 31-12 32-13 31-14 30-15 31-15 30-16 29-17 30-17 28-18 29-19 28-20 27-20 27-21 26-22 26-22 26-22 24-24 24-24 24-24 23-26 23-25 21-27 21-26 21-28 20-27 19-29 18-28 18-29 17-30 16-29 16-31 15-30 14-31 13-32 12-31 12-32 11-32 10-32 10-33 8-33 8-33 7-33 6-33 5-34 5-33 4-34 2-33 2-34 2h-34l-33-1-34-1-34-2-33-3-34-4-33-4-33-6-33-6-33-7-33-8-33-9-32-9-32-11-32-11-32-12-31-12-31-14-30-14-30-15-30-16-30-16-29-17-28-18-28-19-28-19-27-20-27-20-26-22-26-21-25-23-24-23-24-24-23-24-23-25-22-25-22-26-20-27-21-27-19-27-19-28-18-29-17-29-17-29-16-30-15-30-15-30-13-31-13-31-12-31-12-32-10-32-10-32-9-33-8-32-8-33-6-33-6-33-5-34-4-33-3-34-3-33-1-34-1-34v-33l1-34 2-33 2-34 4-33 4-34 5-33 6-33 7-33 7-33 8-33 10-32 10-32 10-32 12-32 12-31 13-31 14-31 15-30 15-30 16-30 17-29 17-29 18-28 19-28 20-27 20-27 21-27 22-25 22-26 23-24 23-25 24-23 25-23 25-23 26-21 26-21 27-21 27-20 28-19 28-18 29-18 29-17 29-16 30-16 30-15 31-13 31-14 31-12 32-12zM317 1199l155 12-2 22v22l-1 22 1 23 1 22 1 22 2 22 2 22 3 22 4 23 4 22 5 21 5 22 5 21 7 22 7 21 7 21 8 21 8 21 9 20 9 20 10 20 10 20 11 20 12 19 11 19 13 18 12 19 13 18 14 17 14 18 14 17 15 16 16 16 15 16 16 16 17 15 17 14 17 15 17 14 18 13 18 13 19 12 18 12 19 12 20 11 20 11 19 10 20 9 21 9 20 9 21 8 21 7 21 8 22 6 21 6 22 6 21 5 22 4 22 4 22 3 22 3 22 2 23 2 22 1h22 23 22l22-1 23-2 22-2 22-3 22-3 22-4 22-4 21-5 22-6 21-6 22-6 21-8 21-7 21-8 20-9 21-9 20-9 19-10 20-11 20-11 19-12 18-12 19-12 18-13 18-13 17-14 17-15 17-14 17-15 16-16 15-16 16-16 15-16 14-17 14-18 14-17 13-18 12-19 13-18 11-19 12-19 11-20 10-20 10-20 9-20 9-20 8-21 8-21 7-21 7-21 7-22 5-21 5-22 5-21 4-22 4-23 3-22 2-22 2-22 1-22 1-22 1-23-1-22v-22l-2-22 155-12 2 26 1 26v26 26l-1 27-2 26-2 26-3 26-3 26-5 25-4 26-6 26-6 25-7 25-7 25-8 25-9 25-9 24-10 25-10 24-11 23-11 24-13 23-12 23-14 22-14 23-14 21-15 22-15 21-16 21-17 20-16 20-18 19-18 19-18 19-19 18-19 18-20 17-20 17-20 16-21 15-22 16-21 14-22 14-23 14-22 13-23 12-24 12-23 11-24 11-24 10-25 10-24 8-25 9-25 7-25 7-26 7-25 5-26 6-25 4-26 4-26 3-26 3-26 2-26 1-27 1h-25l-27-1-26-1-26-2-26-3-26-3-26-4-25-4-26-6-25-5-26-7-25-7-25-7-25-9-24-8-25-10-24-10-24-11-23-11-24-12-23-12-22-13-23-14-22-14-21-14-22-16-20-15-21-16-20-17-20-17-19-18-19-18-18-19-18-19-18-19-16-20-17-20-16-21-15-21-15-22-14-21-14-23-14-22-12-23-13-23-11-24-11-23-10-24-10-25-9-24-9-25-8-25-7-25-7-25-6-25-6-26-4-26-4-25-4-26-3-26-2-26-2-26-1-27v-26-26l1-26z">
            <text:p/>
          </draw:path>
        </draw:g>
        <draw:polygon draw:style-name="gr1" draw:text-style-name="P1" draw:layer="layout" svg:width="1.894cm" svg:height="0.76cm" svg:x="7.072cm" svg:y="13.232cm" svg:viewBox="0 0 1895 761" draw:points="76,761 38,715 0,669 402,331 436,303 473,328 828,566 996,341 1021,307 1062,321 1218,373 1394,76 1440,0 1493,71 1895,612 1847,648 1800,684 1451,214 1295,476 1270,517 1225,502 1065,448 890,684 856,729 809,697 444,452">
          <text:p/>
        </draw:polygon>
        <draw:polygon draw:style-name="gr2" draw:text-style-name="P2" draw:layer="layout" svg:width="1.837cm" svg:height="2.05cm" svg:x="6.999cm" svg:y="11.989cm" svg:viewBox="0 0 1838 2051" draw:points="111,2051 55,2030 0,2008 391,991 435,877 498,982 634,1211 927,384 958,295 1025,362 1230,570 1424,111 1471,0 1530,104 1838,645 1787,675 1735,704 1487,268 1305,698 1271,780 1209,717 1007,514 703,1370 661,1490 597,1381 458,1148">
          <text:p/>
        </draw:polygon>
        <draw:custom-shape draw:style-name="gr10" draw:text-style-name="P3" draw:layer="layout" svg:width="0.454cm" svg:height="3.312cm" draw:transform="skewX (-0.00837758040957281) rotate (-0.807214779047377) translate (9.258cm 11.947cm)">
          <text:p/>
          <draw:enhanced-geometry svg:viewBox="0 0 21600 21600" draw:mirror-horizontal="false" draw:mirror-vertical="false" draw:text-areas="?f0 ?f7 ?f2 21600" draw:type="up-arrow" draw:modifiers="2981.42714494201 6901.57397691501"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 draw:text-style-name="P3" draw:layer="layout" svg:width="2.88cm" svg:height="2.829cm" svg:x="6.549cm" svg:y="12.14cm" svg:viewBox="0 0 2881 2830" svg:d="M989 0l48 148-30 10-30 11-29 12-30 13-29 13-28 14-28 15-28 16-28 16-27 17-26 17-27 18-25 19-26 20-25 20-24 20-24 22-23 22-22 22-22 23-22 24-21 24-20 24-20 26-19 25-19 26-18 27-17 27-17 27-15 28-16 28-14 29-14 29-13 29-12 29-12 30-11 30-10 31-9 30-9 31-8 31-7 31-6 32-6 32-4 31-4 32-4 32-2 32-2 32-1 32v32l1 32 2 32 2 32 3 32 4 32 4 32 6 31 6 32 7 31 8 31 8 31 9 31 10 30 11 30 12 30 12 30 13 29 13 29 15 29 15 28 15 28 17 27 17 27 18 27 18 26 19 26 20 25 20 25 21 24 21 24 23 23 22 22 23 23 24 21 24 21 25 20 25 20 26 19 26 18 26 18 27 17 28 16 27 16 29 14 28 15 29 13 29 13 30 12 30 12 30 10 30 10 31 9 30 8 31 8 31 6 31 6 32 6 31 4 32 4 32 3 32 2 31 1h32 32l32-1 32-2 31-3 32-3 32-4 31-6 31-5 31-7 31-7 31-9 31-9 30-9 30-11 30-11 29-12 30-12 29-14 28-14 28-15 28-15 27-16 27-17 27-18 26-18 26-19 25-19 25-21 24-21 24-21 23-22 23-22 22-23 22-24 21-24 20-25 20-25 19-25 18-26 18-27 18-27 16-27 16-28 15-28 15-29 13-29 13-29 13-29 11-30 11-31 10-30 9-31 9-31 8-31 7-31 6-31 6-32 4-31 4-32 3-32 3-32 2-32 1-32v-32l-1-32-2-32-2-32-3-32-4-32-5-32-5-32-7-31-7-31-7-31-9-31-9-31-10-30-11-31-11-30-12-29-13-29-14-29-15-29-15-28-15-28-17-27-17-28-18-26-18-26-19-26-20-25-20-25-21-24 115-104 23 28 23 27 22 28 22 29 20 29 20 30 19 30 19 31 17 31 17 32 16 32 16 33 14 32 14 34 13 33 12 34 11 34 11 34 9 35 9 35 8 35 6 35 7 35 5 36 4 36 3 35 3 36 2 36 1 36v36l-1 36-2 36-3 35-4 36-4 36-5 35-6 36-7 35-8 35-9 35-10 34-10 35-12 34-12 33-13 34-13 33-15 33-15 32-16 32-17 32-18 31-19 30-19 31-20 30-21 29-21 28-22 28-23 28-23 27-25 27-24 25-26 25-26 25-26 24-28 23-27 23-29 21-28 22-30 20-30 20-30 19-30 18-32 17-31 17-32 15-33 16-32 14-34 13-33 13-34 11-34 11-34 10-34 9-35 9-35 7-35 7-35 5-35 5-36 4-35 3-36 2-36 2h-35l-36-1-35-1-36-3-35-3-36-4-35-5-35-6-35-6-35-8-35-8-34-10-34-10-34-11-34-12-34-12-32-14-33-14-32-15-32-16-32-17-31-17-31-19-30-19-30-20-29-20-29-21-28-22-28-23-27-23-26-24-26-25-26-25-24-26-24-27-24-27-22-27-22-29-22-29-20-29-20-30-19-30-18-31-18-31-17-32-16-32-15-32-15-33-14-33-12-34-12-33-12-35-10-34-10-35-8-34-8-35-7-36-6-35-5-36-4-35-4-36-2-36-2-36-1-36v-35l1-36 2-36 3-36 3-36 5-35 5-36 6-35 7-35 8-35 9-35 10-35 10-34 12-34 12-34 13-33 14-33 14-33 16-33 16-32 17-31 18-31 18-31 19-30 21-30 20-29 22-29 22-28 23-27 23-28 24-26 25-25 25-26 27-24 26-24 27-23 28-23 28-22 29-21 30-20 29-20 31-19 31-18 31-17 31-17 32-15 33-15 32-15 34-13 33-12zM336 1449l3 28 3 27 4 28 4 28 5 27 6 27 6 28 7 27 8 26 8 27 9 26 10 26 10 26 11 26 12 26 12 25 13 24 13 25 14 24 15 23 15 24 16 23 16 22 17 23 17 21 18 22 19 20 19 21 19 20 20 19 21 19 20 18 22 18 22 17 21 17 23 16 23 16 23 15 24 15 24 13 24 14 25 12 25 12 25 12 26 10 26 11 26 9 26 9 26 8 27 8 27 7 27 6 27 5 27 5 28 4 27 4 28 2 27 2 28 2 28 1h27l28-1 28-2 27-2 28-2 27-4 28-4 27-5 27-5 27-6 27-7 26-8 27-8 26-9 26-9 26-11 25-10 26-12 25-12 24-12 25-14 24-13 23-15 24-15 23-16 22-16 22-16 22-18 21-18 21-18 20-19 20-19 20-20 19-21 18-20 18-22 17-21 17-23 16-22 16-23 15-24 15-23 14-24 13-25 13-24 12-25 12-26 11-26 10-26 10-25 9-27 8-27 8-26 7-27 7-28 5-27 5-27 5-28 3-28 3-27 3-28-172-13-2 24-3 23-3 24-4 23-4 23-5 23-5 23-6 23-7 23-7 22-7 23-9 22-8 22-10 22-9 21-11 21-11 21-11 21-11 20-13 20-13 20-13 19-14 20-14 18-15 19-15 18-15 17-17 18-16 16-17 17-17 16-18 15-18 15-18 15-19 14-19 14-19 13-20 13-20 12-20 12-21 11-21 11-21 10-21 10-22 9-22 8-22 8-22 8-22 7-23 6-23 6-22 5-23 5-23 4-24 3-23 3-23 3-23 1-24 2h-23-23-24l-23-2-24-1-23-3-23-3-23-3-23-4-23-5-23-5-23-6-23-6-22-7-22-8-22-8-22-8-22-9-21-10-21-10-21-11-21-11-20-12-20-12-20-13-19-13-19-14-19-14-18-15-18-15-18-15-17-16-17-17-16-16-16-18-16-17-15-18-15-19-14-18-14-20-13-19-13-20-12-20-12-20-12-21-11-21-10-21-10-21-9-22-9-22-8-22-7-23-8-22-6-23-6-23-6-23-4-23-5-23-3-23-4-24-2-23-2-24zM2556 1196l-5-30-6-29-6-30-8-29-8-29-9-29-9-29-11-28-11-28-12-28-13-28-13-27-14-26-15-27-16-25-16-26-17-25-17-24-18-25-19-23-20-23-133 118 16 19 16 20 15 20 15 21 14 21 14 21 13 22 12 22 12 23 12 22 10 23 10 24 10 24 8 23 9 24 7 25 7 24 6 25 6 25 5 25 4 25zM623 613l-19 23-20 23-18 24-18 24-18 25-16 25-16 26-16 25-14 27-14 27-13 27-13 28-11 27-11 29-10 28-10 29-9 29-7 29-8 29-6 30-5 30 174 30 5-25 5-25 6-24 7-25 7-24 8-24 9-24 9-24 10-24 10-23 11-23 12-22 12-23 13-22 13-21 14-21 15-21 15-20 16-20 16-20 17-19zM1023 327l-16 7-15 6-15 7-15 8-14 7-15 8-15 7-14 9-15 8-14 9-14 8-14 9-14 9-14 10-13 9 101 144 11-8 12-8 12-8 11-8 12-7 12-7 12-7 13-7 12-7 12-6 13-6 12-6 13-6 13-6 13-6z">
          <text:p/>
        </draw:path>
        <draw:polygon draw:style-name="gr1" draw:text-style-name="P1" draw:layer="layout" svg:width="1.894cm" svg:height="0.76cm" svg:x="3.602cm" svg:y="3.254cm" svg:viewBox="0 0 1895 761" draw:points="76,761 38,715 0,669 402,331 436,303 473,328 828,566 996,341 1021,307 1062,321 1218,373 1394,76 1440,0 1493,71 1895,612 1847,648 1800,684 1451,214 1295,476 1270,517 1225,502 1065,448 890,684 856,729 809,697 444,452">
          <text:p/>
        </draw:polygon>
        <draw:polygon draw:style-name="gr2" draw:text-style-name="P2" draw:layer="layout" svg:width="1.837cm" svg:height="2.05cm" svg:x="3.529cm" svg:y="2.011cm" svg:viewBox="0 0 1838 2051" draw:points="111,2051 55,2030 0,2008 391,991 435,877 498,982 634,1211 927,384 958,295 1025,362 1230,570 1424,111 1471,0 1530,104 1838,645 1787,675 1735,704 1487,268 1305,698 1271,780 1209,717 1007,514 703,1370 661,1490 597,1381 458,1148">
          <text:p/>
        </draw:polygon>
        <draw:custom-shape draw:style-name="gr10" draw:text-style-name="P3" draw:layer="layout" svg:width="0.454cm" svg:height="3.312cm" draw:transform="skewX (-0.00837758040957281) rotate (-0.807214779047377) translate (5.788cm 1.969cm)">
          <text:p/>
          <draw:enhanced-geometry svg:viewBox="0 0 21600 21600" draw:mirror-horizontal="false" draw:mirror-vertical="false" draw:text-areas="?f0 ?f7 ?f2 21600" draw:type="up-arrow" draw:modifiers="2981.42714494201 6901.57397691501"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 draw:text-style-name="P3" draw:layer="layout" svg:width="2.88cm" svg:height="2.829cm" svg:x="3.079cm" svg:y="2.162cm" svg:viewBox="0 0 2881 2830" svg:d="M989 0l48 148-30 10-30 11-29 12-30 13-29 13-28 14-28 15-28 16-28 16-27 17-26 17-27 18-25 19-26 20-25 20-24 20-24 22-23 22-22 22-22 23-22 24-21 24-20 24-20 26-19 25-19 26-18 27-17 27-17 27-15 28-16 28-14 29-14 29-13 29-12 29-12 30-11 30-10 31-9 30-9 31-8 31-7 31-6 32-6 32-4 31-4 32-4 32-2 32-2 32-1 32v32l1 32 2 32 2 32 3 32 4 32 4 32 6 31 6 32 7 31 8 31 8 31 9 31 10 30 11 30 12 30 12 30 13 29 13 29 15 29 15 28 15 28 17 27 17 27 18 27 18 26 19 26 20 25 20 25 21 24 21 24 23 23 22 22 23 23 24 21 24 21 25 20 25 20 26 19 26 18 26 18 27 17 28 16 27 16 29 14 28 15 29 13 29 13 30 12 30 12 30 10 30 10 31 9 30 8 31 8 31 6 31 6 32 6 31 4 32 4 32 3 32 2 31 1h32 32l32-1 32-2 31-3 32-3 32-4 31-6 31-5 31-7 31-7 31-9 31-9 30-9 30-11 30-11 29-12 30-12 29-14 28-14 28-15 28-15 27-16 27-17 27-18 26-18 26-19 25-19 25-21 24-21 24-21 23-22 23-22 22-23 22-24 21-24 20-25 20-25 19-25 18-26 18-27 18-27 16-27 16-28 15-28 15-29 13-29 13-29 13-29 11-30 11-31 10-30 9-31 9-31 8-31 7-31 6-31 6-32 4-31 4-32 3-32 3-32 2-32 1-32v-32l-1-32-2-32-2-32-3-32-4-32-5-32-5-32-7-31-7-31-7-31-9-31-9-31-10-30-11-31-11-30-12-29-13-29-14-29-15-29-15-28-15-28-17-27-17-28-18-26-18-26-19-26-20-25-20-25-21-24 115-104 23 28 23 27 22 28 22 29 20 29 20 30 19 30 19 31 17 31 17 32 16 32 16 33 14 32 14 34 13 33 12 34 11 34 11 34 9 35 9 35 8 35 6 35 7 35 5 36 4 36 3 35 3 36 2 36 1 36v36l-1 36-2 36-3 35-4 36-4 36-5 35-6 36-7 35-8 35-9 35-10 34-10 35-12 34-12 33-13 34-13 33-15 33-15 32-16 32-17 32-18 31-19 30-19 31-20 30-21 29-21 28-22 28-23 28-23 27-25 27-24 25-26 25-26 25-26 24-28 23-27 23-29 21-28 22-30 20-30 20-30 19-30 18-32 17-31 17-32 15-33 16-32 14-34 13-33 13-34 11-34 11-34 10-34 9-35 9-35 7-35 7-35 5-35 5-36 4-35 3-36 2-36 2h-35l-36-1-35-1-36-3-35-3-36-4-35-5-35-6-35-6-35-8-35-8-34-10-34-10-34-11-34-12-34-12-32-14-33-14-32-15-32-16-32-17-31-17-31-19-30-19-30-20-29-20-29-21-28-22-28-23-27-23-26-24-26-25-26-25-24-26-24-27-24-27-22-27-22-29-22-29-20-29-20-30-19-30-18-31-18-31-17-32-16-32-15-32-15-33-14-33-12-34-12-33-12-35-10-34-10-35-8-34-8-35-7-36-6-35-5-36-4-35-4-36-2-36-2-36-1-36v-35l1-36 2-36 3-36 3-36 5-35 5-36 6-35 7-35 8-35 9-35 10-35 10-34 12-34 12-34 13-33 14-33 14-33 16-33 16-32 17-31 18-31 18-31 19-30 21-30 20-29 22-29 22-28 23-27 23-28 24-26 25-25 25-26 27-24 26-24 27-23 28-23 28-22 29-21 30-20 29-20 31-19 31-18 31-17 31-17 32-15 33-15 32-15 34-13 33-12zM336 1449l3 28 3 27 4 28 4 28 5 27 6 27 6 28 7 27 8 26 8 27 9 26 10 26 10 26 11 26 12 26 12 25 13 24 13 25 14 24 15 23 15 24 16 23 16 22 17 23 17 21 18 22 19 20 19 21 19 20 20 19 21 19 20 18 22 18 22 17 21 17 23 16 23 16 23 15 24 15 24 13 24 14 25 12 25 12 25 12 26 10 26 11 26 9 26 9 26 8 27 8 27 7 27 6 27 5 27 5 28 4 27 4 28 2 27 2 28 2 28 1h27l28-1 28-2 27-2 28-2 27-4 28-4 27-5 27-5 27-6 27-7 26-8 27-8 26-9 26-9 26-11 25-10 26-12 25-12 24-12 25-14 24-13 23-15 24-15 23-16 22-16 22-16 22-18 21-18 21-18 20-19 20-19 20-20 19-21 18-20 18-22 17-21 17-23 16-22 16-23 15-24 15-23 14-24 13-25 13-24 12-25 12-26 11-26 10-26 10-25 9-27 8-27 8-26 7-27 7-28 5-27 5-27 5-28 3-28 3-27 3-28-172-13-2 24-3 23-3 24-4 23-4 23-5 23-5 23-6 23-7 23-7 22-7 23-9 22-8 22-10 22-9 21-11 21-11 21-11 21-11 20-13 20-13 20-13 19-14 20-14 18-15 19-15 18-15 17-17 18-16 16-17 17-17 16-18 15-18 15-18 15-19 14-19 14-19 13-20 13-20 12-20 12-21 11-21 11-21 10-21 10-22 9-22 8-22 8-22 8-22 7-23 6-23 6-22 5-23 5-23 4-24 3-23 3-23 3-23 1-24 2h-23-23-24l-23-2-24-1-23-3-23-3-23-3-23-4-23-5-23-5-23-6-23-6-22-7-22-8-22-8-22-8-22-9-21-10-21-10-21-11-21-11-20-12-20-12-20-13-19-13-19-14-19-14-18-15-18-15-18-15-17-16-17-17-16-16-16-18-16-17-15-18-15-19-14-18-14-20-13-19-13-20-12-20-12-20-12-21-11-21-10-21-10-21-9-22-9-22-8-22-7-23-8-22-6-23-6-23-6-23-4-23-5-23-3-23-4-24-2-23-2-24zM2556 1196l-5-30-6-29-6-30-8-29-8-29-9-29-9-29-11-28-11-28-12-28-13-28-13-27-14-26-15-27-16-25-16-26-17-25-17-24-18-25-19-23-20-23-133 118 16 19 16 20 15 20 15 21 14 21 14 21 13 22 12 22 12 23 12 22 10 23 10 24 10 24 8 23 9 24 7 25 7 24 6 25 6 25 5 25 4 25zM623 613l-19 23-20 23-18 24-18 24-18 25-16 25-16 26-16 25-14 27-14 27-13 27-13 28-11 27-11 29-10 28-10 29-9 29-7 29-8 29-6 30-5 30 174 30 5-25 5-25 6-24 7-25 7-24 8-24 9-24 9-24 10-24 10-23 11-23 12-22 12-23 13-22 13-21 14-21 15-21 15-20 16-20 16-20 17-19zM1023 327l-16 7-15 6-15 7-15 8-14 7-15 8-15 7-14 9-15 8-14 9-14 8-14 9-14 9-14 10-13 9 101 144 11-8 12-8 12-8 11-8 12-7 12-7 12-7 13-7 12-7 12-6 13-6 12-6 13-6 13-6 13-6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Slab SemiBold" svg:font-family="'Roboto Slab SemiBold'"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stroke-linejoin="miter"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20T01:27:32.119895527</meta:creation-date>
    <dc:date>2022-02-20T17:19:17.690467281</dc:date>
    <meta:editing-duration>PT1H44M25S</meta:editing-duration>
    <meta:editing-cycles>4</meta:editing-cycles>
    <meta:generator>LibreOffice/7.2.5.2$Linux_X86_64 LibreOffice_project/20$Build-2</meta:generator>
    <meta:document-statistic meta:object-count="24"/>
  </office:meta>
</office:document-meta>
</file>